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paragraph-properties fo:text-align="start" style:justify-single-word="false"/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4" style:parent-style-name="Standard">
      <style:paragraph-properties fo:text-align="start" style:justify-single-word="false"/>
      <style:text-properties fo:font-weight="normal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family="paragraph" style:name="P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font-name="Times New Roman"/>
    </style:style>
    <style:style style:family="text" style:name="T4"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font-name="DejaVu Sans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2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6">do text</text:p><text:p text:style-name="P6">from document(at=header, format='odt')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name="Cadre1" draw:style-name="fr1" draw:z-index="1" svg:height="2.833cm" svg:width="7.631cm" svg:x="7.8cm" svg:y="0.295cm" text:anchor-type="paragraph"><draw:text-box><text:p text:style-name="P5"><text:text-input text:description="Nom donneur avis">urbanEventObj.getLinkedOrganisationTerm().Title()</text:text-input></text:p><text:p text:style-name="P4"><office:annotation><dc:creator>Gauthier Bastien</dc:creator><dc:date>2011-03-23T14:58:32</dc:date><text:p text:style-name="P6">do text</text:p><text:p text:style-name="P6">from xhtml(tool.decorateHTML('UrbanAddress', urbanEventObj.getLinkedOrganisationTerm().getAddress()))</text:p></office:annotatio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permis d'urbanisme</text:p>
      <text:p text:style-name="UrbanBody"/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6">do text if len(self.getApplicants()) &gt; 1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do text if not len(self.getApplicants()) &gt; 1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adame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do text</text:p><text:p text:style-name="P6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9:59.107100550</dc:date>
    <dc:language>fr-FR</dc:language>
    <meta:editing-cycles>81</meta:editing-cycles>
    <meta:editing-duration>P1DT13H26S</meta:editing-duration>
    <meta:document-statistic meta:table-count="0" meta:image-count="0" meta:object-count="0" meta:page-count="1" meta:paragraph-count="17" meta:word-count="125" meta:character-count="955" meta:non-whitespace-character-count="861"/>
    <meta:user-defined meta:name="Info 1"/>
    <meta:user-defined meta:name="Info 2"/>
    <meta:user-defined meta:name="Info 3"/>
    <meta:user-defined meta:name="Info 4"/>
  </office:meta>
</office:document-meta>
</file>